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</table:table>
      <table:table table:name="stm8_pino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7 20 13" svg:d="M0 20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6-21T18:22:22.123000000</dc:date>
    <meta:editing-duration>P4DT13M29S</meta:editing-duration>
    <meta:editing-cycles>9</meta:editing-cycles>
    <meta:generator>LibreOffice/7.4.4.2$Windows_X86_64 LibreOffice_project/85569322deea74ec9134968a29af2df5663baa21</meta:generator>
    <meta:document-statistic meta:table-count="4" meta:cell-count="514" meta:object-count="6"/>
  </office:meta>
</office:document-meta>
</file>